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T3_2" style:family="text" style:parent-style-name="Standard"/>
    <style:style style:name="P4" style:family="paragraph" style:parent-style-name="Normal"/>
    <style:style style:name="T4_1" style:family="text"/>
    <style:style style:name="P5" style:family="paragraph" style:parent-style-name="Standard">
      <style:paragraph-properties fo:margin-top="0cm"/>
    </style:style>
    <style:style style:name="P6" style:family="paragraph" style:parent-style-name="Standard">
      <style:paragraph-properties fo:margin-top="0cm"/>
    </style:style>
    <style:style style:name="T6_1" style:family="text"/>
    <style:style style:name="T6_2" style:family="text" style:parent-style-name="Standard"/>
    <style:style style:name="P7" style:family="paragraph" style:parent-style-name="Normal"/>
    <style:style style:name="T7_1" style:family="text"/>
    <style:style style:name="T7_2" style:family="text" style:parent-style-name="Standard"/>
    <style:style style:name="P8" style:family="paragraph" style:parent-style-name="Normal"/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T10_1" style:family="text"/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margin-top="0cm"/>
    </style:style>
    <style:style style:name="T12_1" style:family="text"/>
    <style:style style:name="P13" style:family="paragraph" style:parent-style-name="Standard">
      <style:paragraph-properties fo:margin-top="0cm"/>
    </style:style>
    <style:style style:name="P14" style:family="paragraph" style:parent-style-name="Standard">
      <style:paragraph-properties fo:margin-top="0cm"/>
    </style:style>
    <style:style style:name="T14_1" style:family="text"/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margin-top="0cm"/>
    </style:style>
    <style:style style:name="T16_1" style:family="text"/>
    <style:style style:name="P17" style:family="paragraph" style:parent-style-name="Standard">
      <style:paragraph-properties fo:margin-top="0cm"/>
    </style:style>
    <style:style style:name="P18" style:family="paragraph" style:parent-style-name="Standard">
      <style:paragraph-properties fo:margin-top="0cm"/>
    </style:style>
    <style:style style:name="T18_1" style:family="text"/>
    <style:style style:name="T18_2" style:family="text" style:parent-style-name="Standard"/>
    <style:style style:name="P19" style:family="paragraph" style:parent-style-name="Normal"/>
    <style:style style:name="T19_1" style:family="text"/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P22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What<text:s/>is<text:s/>a<text:s/>spirometer</text:span></text:p>
      <text:p text:style-name="P2"/>
      <text:p text:style-name="P3"><text:span text:style-name="T3_1">Spirometry<text:s/>is<text:s/>the<text:s/>technique<text:s/>used<text:s/>to<text:s/>measure<text:s/>lung<text:s/>capacity<text:s/>and<text:s/>forced<text:s/>expiratory<text:s/>volume<text:s/>in<text:s/>the<text:s/>1s<text:s/>amount<text:s/>of<text:s/>air<text:s/>that<text:s/>can<text:s/>be<text:s/>maximally<text:s/>expired<text:s/>in<text:s/>1s<text:s/>after<text:s/>complete<text:s/>inhalation.<text:s/>This<text:s/>means<text:s/>that<text:s/>this<text:s/>test<text:s/>can<text:s/>show<text:s/>what<text:s/>the<text:s/>patient's<text:s/>lung<text:s/>functionality.<text:s/>The<text:s/>patient<text:s/>takes<text:s/>a<text:s/>deep<text:s/>breath<text:s/>in<text:s/>filling<text:s/>up<text:s/>their<text:s/>lungs<text:s/>(nose<text:s/>is<text:s/>pegged<text:s/>closed)<text:s/>and<text:s/>exhaling<text:s/>fully.<text:s/>By<text:s/>doing<text:s/>this<text:s/>it<text:s/>will<text:s/>show<text:s/>two<text:s/>things<text:s/>the<text:s/>first<text:s/>is<text:s/>the<text:s/>capacity<text:s/>of<text:s/>the<text:s/>patient's<text:s/>lungs<text:s/>by<text:s/>how<text:s/>long<text:s/>they<text:s/>can<text:s/>actually<text:s/>hold<text:s/>the<text:s/>exhale<text:s/>and<text:s/>the<text:s/>second<text:s/>how<text:s/>healthy<text:s/>the<text:s/>lungs<text:s/>are<text:s/>by<text:s/>how<text:s/>far<text:s/>they<text:s/>can<text:s/>push<text:s/>the<text:s/>bell<text:s/>in<text:s/>the<text:s/>apparatus.
</text:span><text:span text:style-name="T3_2"><office:annotation><dc:creator>Grammarly</dc:creator><text:p text:style-name="P4"><text:span text:style-name="T4_1">Inserted:<text:s/>the<text:s/></text:span></text:p></office:annotation></text:span></text:p>
      <text:p text:style-name="P5"/>
      <text:p text:style-name="P6"><text:span text:style-name="T6_1">Traditionally,<text:s/>this<text:s/>was<text:s/>done<text:s/>with<text:s/>a<text:s/>water-sealed<text:s/>spirometer.<text:s/>The<text:s/>instrument<text:s/>consists<text:s/>of<text:s/>an<text:s/>air-filled<text:s/>bell<text:s/>hanging<text:s/>upside<text:s/>down<text:s/>in<text:s/>a<text:s/>container<text:s/>of<text:s/>water<text:s/>tubing<text:s/>connects<text:s/>the<text:s/>air<text:s/>inside<text:s/>the<text:s/>bell<text:s/>with<text:s/>the<text:s/>patient's<text:s/>mouth,<text:s/>a<text:s/>nose<text:s/>clip<text:s/>occluding<text:s/>nasal<text:s/>airflow<text:s/>with<text:s/>exhalation<text:s/>the<text:s/>bell<text:s/>moves<text:s/>upward<text:s/>with<text:s/>inhalation,<text:s/>it<text:s/>moves<text:s/>downward.<text:s/>Movements<text:s/>of<text:s/>the<text:s/>bell<text:s/>are<text:s/>quantified<text:s/>with<text:s/>a<text:s/>ruler<text:s/>and<text:s/>recorded<text:s/>(Movements<text:s/>are<text:s/>now<text:s/>quantified<text:s/>by<text:s/>a<text:s/>computer<text:s/>that<text:s/>has<text:s/>sensors<text:s/>on<text:s/>the<text:s/>bell<text:s/>and<text:s/>it<text:s/>monitors<text:s/>the<text:s/>movements).<text:s/>Carbon<text:s/>Dioxide<text:s/>is<text:s/>removed<text:s/>from<text:s/>the<text:s/>expiratory<text:s/>gas<text:s/>by<text:s/>an<text:s/>absorber,<text:s/>and<text:s/>oxygen<text:s/>is<text:s/>supplied<text:s/>to<text:s/>the<text:s/>inspiratory<text:s/>gas<text:s/>to<text:s/>compensate<text:s/>for<text:s/>oxygen<text:s/>consumption<text:s/>during<text:s/>the<text:s/>procedure.
</text:span><text:span text:style-name="T6_2"><office:annotation><dc:creator>Grammarly</dc:creator><text:p text:style-name="P7"><text:span text:style-name="T7_1">Inserted:<text:s/>-</text:span></text:p></office:annotation></text:span><text:span text:style-name="T7_2"><office:annotation><dc:creator>Grammarly</dc:creator><text:p text:style-name="P8"><text:span text:style-name="T8_1">Inserted:<text:s/>-</text:span></text:p></office:annotation></text:span></text:p>
      <text:p text:style-name="P9"/>
      <text:p text:style-name="P10"><text:span text:style-name="T10_1">Why<text:s/>use<text:s/>one</text:span></text:p>
      <text:p text:style-name="P11"/>
      <text:p text:style-name="P12"><text:span text:style-name="T12_1">Lung<text:s/>disease<text:s/>is<text:s/>the<text:s/>primary<text:s/>cause<text:s/>of<text:s/>death<text:s/>in<text:s/>patients<text:s/>with<text:s/>CF<text:s/>accounting<text:s/>for<text:s/>90%<text:s/>fatalities<text:s/>in<text:s/>this<text:s/>disorder.</text:span></text:p>
      <text:p text:style-name="P13"/>
      <text:p text:style-name="P14"><text:span text:style-name="T14_1">From<text:s/>early<text:s/>infancy<text:s/>onwards<text:s/>the<text:s/>combination<text:s/>of<text:s/>infection<text:s/>and<text:s/>inflammation<text:s/>causes<text:s/>ongoing<text:s/>damage<text:s/>to<text:s/>the<text:s/>airways<text:s/>leading<text:s/>to<text:s/>progressive<text:s/>loss<text:s/>of<text:s/>lung<text:s/>function.</text:span></text:p>
      <text:p text:style-name="P15"/>
      <text:p text:style-name="P16"><text:span text:style-name="T16_1">Slowing<text:s/>down<text:s/>the<text:s/>loss<text:s/>of<text:s/>lung<text:s/>function<text:s/>through<text:s/>reduction<text:s/>of<text:s/>pulmonary<text:s/>infection<text:s/>and<text:s/>inflammation<text:s/>is<text:s/>the<text:s/>cornerstone<text:s/>of<text:s/>treatment<text:s/>in<text:s/>CF.</text:span></text:p>
      <text:p text:style-name="P17"/>
      <text:p text:style-name="P18"><text:span text:style-name="T18_1">So<text:s/>every<text:s/>patient<text:s/>with<text:s/>CF,<text:s/>therefore,<text:s/>it<text:s/>is<text:s/>important<text:s/>to<text:s/>monitor<text:s/>the<text:s/>level<text:s/>of<text:s/>lung<text:s/>function<text:s/>carefully<text:s/>and<text:s/>repeatedly.
</text:span><text:span text:style-name="T18_2"><office:annotation><dc:creator>Grammarly</dc:creator><text:p text:style-name="P19"><text:span text:style-name="T19_1">Inserted:<text:s/>,</text:span></text:p></office:annotation></text:span>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1" meta:paragraph-count="8" meta:row-count="0" meta:word-count="301" meta:character-count="1784" meta:non-whitespace-character-count="1489"/>
  </office:meta>
</office:document-meta>
</file>